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2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4c4c4c" fo:font-weight="normal"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6"/>
      <text:p text:style-name="P8">Tercera Iteración: Planificación</text:p>
      <text:p text:style-name="P8">Revisión DA1.0</text:p>
      <text:p text:style-name="P4"><text:span text:style-name="T3"><text:tab/><text:tab/><text:tab/><text:tab/></text:span><text:span text:style-name="T4"><text:tab/></text:span></text:p>
      <text:p text:style-name="P5"/>
      <text:p text:style-name="P4"><text:span text:style-name="T4"><text:tab/><text:tab/><text:tab/><text:tab/><text:tab/></text:span><text:span text:style-name="T5">Profesor de prácticas asignado: </text:span><text:span text:style-name="T6">Miguel Lastra Leidinger</text:span></text:p>
      <text:p text:style-name="P5"><text:tab/><text:tab/><text:tab/><text:tab/><text:tab/><text:span text:style-name="T7">Grupo de prácticas: </text:span><text:span text:style-name="T2">M1.2, Miércoles 12-14h</text:span></text:p>
      <text:p text:style-name="P5"><text:tab/><text:tab/><text:tab/><text:tab/><text:tab/><text:span text:style-name="T7">Firman este documento: </text:span></text:p>
      <text:p text:style-name="P5"><text:tab/><text:tab/><text:tab/><text:tab/><text:tab/><text:tab/><text:tab/>Fco Javier Briones (Encargado) – 74728484N</text:p>
      <text:p text:style-name="P5"><text:s/><text:tab/><text:tab/><text:tab/><text:tab/><text:tab/><text:tab/><text:tab/>Alejandro Mesa Rodriguez – 75908151D</text:p>
      <text:p text:style-name="P5"><text:s/><text:tab/><text:tab/><text:tab/><text:tab/><text:tab/><text:tab/><text:tab/>José Peso Buendia – 75158910Q</text:p>
      <text:p text:style-name="P5"><text:s/><text:tab/><text:tab/><text:tab/><text:tab/><text:tab/><text:tab/><text:tab/>Fco. Manuel Abril Barrilado – 75562375S</text:p>
      <text:p text:style-name="P9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>Documento afectado: <text:span text:style-name="T10">DA 1.0</text:span></text:p>
          </table:table-cell>
        </table:table-row>
        <table:table-row>
          <table:table-cell table:style-name="Tabla6.A2" office:value-type="string">
            <text:p text:style-name="P11">Importancia: <text:span text:style-name="T10">Baja</text:span></text:p>
          </table:table-cell>
        </table:table-row>
        <table:table-row>
          <table:table-cell table:style-name="Tabla6.A2" office:value-type="string">
            <text:p text:style-name="P11">Descripción de la observación:<text:span text:style-name="T9"> </text:span><text:span text:style-name="T10">La fecha de realización del documento es errónea, pues se lanzó el día 20 de mayo, pero sin embargo está puesta a fecha del 25 de mayo.</text:span></text:p>
          </table:table-cell>
        </table:table-row>
        <table:table-row>
          <table:table-cell table:style-name="Tabla6.A2" office:value-type="string">
            <text:p text:style-name="P11">Solución de cambio propuesta:<text:span text:style-name="T2"> <text:s/>Ninguna, más cuidado para el próximo documento.</text:span></text:p>
          </table:table-cell>
        </table:table-row>
      </table:table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Documento afectado: <text:span text:style-name="T10">DA 1.0</text:span></text:p>
          </table:table-cell>
        </table:table-row>
        <table:table-row>
          <table:table-cell table:style-name="Tabla1.A2" office:value-type="string">
            <text:p text:style-name="P11">Importancia: <text:span text:style-name="T10">Alta</text:span></text:p>
          </table:table-cell>
        </table:table-row>
        <table:table-row>
          <table:table-cell table:style-name="Tabla1.A2" office:value-type="string">
            <text:p text:style-name="P11">Descripción de la observación:<text:span text:style-name="T9"> </text:span><text:span text:style-name="T10">No se ve la necesidad de relacionar las clases <text:s/>“Receta” y “Enfermedad”, y además provocaría cambios en funciones diseñadas en anteriores iteraciones.</text:span></text:p>
          </table:table-cell>
        </table:table-row>
        <table:table-row>
          <table:table-cell table:style-name="Tabla1.A2" office:value-type="string">
            <text:p text:style-name="P11">Solución de cambio propuesta:<text:span text:style-name="T2"> </text:span><text:span text:style-name="T10"><text:s/>Justificar dicha relación y acarrear con las modificaciones que ello suponiera, o replantear el modelo eliminando dicha relación.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Documento afectado: <text:span text:style-name="T10">DA 1.0</text:span></text:p>
          </table:table-cell>
        </table:table-row>
        <table:table-row>
          <table:table-cell table:style-name="Tabla2.A2" office:value-type="string">
            <text:p text:style-name="P11">Importancia: <text:span text:style-name="T10">Alta</text:span></text:p>
          </table:table-cell>
        </table:table-row>
        <table:table-row>
          <table:table-cell table:style-name="Tabla2.A2" office:value-type="string">
            <text:p text:style-name="P11">Descripción de la observación:<text:span text:style-name="T9"> </text:span><text:span text:style-name="T10">Incoherencia en algunas referencias cruzadas de algunos contratos, como ,ConsultarHistorialPacientes, ConsultarHistorialPruebasPaciente, ConsultarInformacionClinica</text:span></text:p>
          </table:table-cell>
        </table:table-row>
        <table:table-row>
          <table:table-cell table:style-name="Tabla2.A2" office:value-type="string">
            <text:p text:style-name="P11">Solución de cambio propuesta:<text:span text:style-name="T2"> </text:span><text:span text:style-name="T10"><text:s/>Repasar y corregir los contrato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1-05-23T20:59:33.79" text:fixed="true">23/05/11</text:date></text:p>
        <text:p text:style-name="MP1">Nombre Documento:<text:span text:style-name="MT1"> Revision DA 1.0</text:span></text:p>
        <text:p text:style-name="MP1">Fase de Iteración: <text:span text:style-name="MT1">Planificación</text:span> <text:s text:c="6"/>Nº Iteración:<text:span text:style-name="MT1"> 3ª Iteracion</text:span></text:p>
        <text:p text:style-name="MP1">Número Grupo: <text:span text:style-name="MT1">M 1.2 <text:s text:c="21"/></text:span>Nº revisión: <text:span text:style-name="MT1">1ª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1-04-05T13:55:11</meta:creation-date>
    <meta:editing-cycles>27</meta:editing-cycles>
    <meta:editing-duration>PT01H22M53S</meta:editing-duration>
    <meta:initial-creator>Juan </meta:initial-creator>
    <dc:date>2011-05-26T21:10:33.25</dc:date>
    <dc:creator>javi </dc:creator>
    <meta:document-statistic meta:table-count="3" meta:image-count="1" meta:object-count="0" meta:page-count="2" meta:paragraph-count="29" meta:word-count="205" meta:character-count="1540"/>
  </office:meta>
</office:document-meta>
</file>